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entury Gothic" fo:language="en" fo:country="US"/>
    </style:style>
    <style:style style:name="P3" style:family="paragraph" style:parent-style-name="Standard" style:list-style-name="WW8Num12">
      <style:text-properties style:font-name="Century Gothic" fo:language="en" fo:country="US"/>
    </style:style>
    <style:style style:name="P4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5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7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9" style:family="paragraph" style:parent-style-name="Subtitle">
      <style:paragraph-properties fo:margin-left="0in" fo:margin-right="0in" fo:text-indent="0in" style:auto-text-indent="false"/>
    </style:style>
    <style:style style:name="T1" style:family="text">
      <style:text-properties style:font-name="Century Gothic" fo:language="en" fo:country="US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Andale Mono"/>
    </style:style>
    <style:style style:name="T9" style:family="text">
      <style:text-properties style:font-name="Andale Mono" fo:language="en" fo:country="US"/>
    </style:style>
    <style:style style:name="T10" style:family="text">
      <style:text-properties fo:language="en" fo:country="US"/>
    </style:style>
    <style:style style:name="T11" style:family="text">
      <style:text-properties style:font-weight-asian="bold"/>
    </style:style>
    <style:style style:name="T12" style:family="text">
      <style:text-properties style:font-name="Century Gothic1" fo:language="en" fo:country="US"/>
    </style:style>
    <style:style style:name="T13" style:family="text">
      <style:text-properties style:font-name="Andale Mono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9"><text:span text:style-name="T1"><text:tab/>- Inheritance</text:span></text:p>
      <text:p text:style-name="P2"/>
      <text:p text:style-name="P2">Objective :</text:p>
      <text:list xml:id="list813252970" text:style-name="WW8Num12">
        <text:list-item>
          <text:p text:style-name="P3">Memahami Inheritance</text:p>
        </text:list-item>
      </text:list>
      <text:p text:style-name="P4"/>
      <text:p text:style-name="P5">Tugas praktikum :</text:p>
      <text:p text:style-name="P5"/>
      <text:p text:style-name="P6"><text:span text:style-name="T3">Praktikum Soal 1<text:line-break/><text:line-break/></text:span><text:span text:style-name="T4"><text:tab/>1. Buatlah </text:span><text:span text:style-name="T5">folder soal1</text:span><text:span text:style-name="T6"> didalam folder sesi8</text:span><text:span text:style-name="T4">.</text:span></text:p>
      <text:p text:style-name="P6"><text:span text:style-name="T4"><text:tab/>2. Buatlah </text:span><text:span text:style-name="T7">folder main</text:span><text:span text:style-name="T4"> dan </text:span><text:span text:style-name="T5">folder model</text:span><text:span text:style-name="T4"> didalam folder soal1.</text:span></text:p>
      <text:p text:style-name="P7"><text:tab/>3. Buatlah file Person.java didalam folder model.<text:line-break/><text:tab/>4. Edit file Person.java dengan sintaks seperti dibawah ini :<text:line-break/><text:line-break/><text:tab/><text:span text:style-name="T8">package model;</text:span></text:p>
      <text:p text:style-name="P7"><text:span text:style-name="T8"></text:span></text:p>
      <text:p text:style-name="P7"><text:span text:style-name="T8"><text:tab/>import java.util.Date;</text:span></text:p>
      <text:p text:style-name="P7"><text:span text:style-name="T8"></text:span></text:p>
      <text:p text:style-name="P7"><text:span text:style-name="T8"><text:tab/>public class Person {</text:span></text:p>
      <text:p text:style-name="P7"><text:span text:style-name="T8"><text:s text:c="4"/><text:tab/><text:tab/>private String nama;</text:span></text:p>
      <text:p text:style-name="P7"><text:span text:style-name="T8"><text:s text:c="4"/><text:tab/><text:tab/>private String alamat;</text:span></text:p>
      <text:p text:style-name="P7"><text:span text:style-name="T8"><text:s text:c="4"/><text:tab/><text:tab/>private String noHp;</text:span></text:p>
      <text:p text:style-name="P7"><text:span text:style-name="T8"><text:s text:c="4"/><text:tab/><text:tab/>private Date tglLahir;</text:span></text:p>
      <text:p text:style-name="P7"><text:span text:style-name="T8"></text:span></text:p>
      <text:p text:style-name="P7"><text:span text:style-name="T8"><text:s text:c="4"/><text:tab/><text:tab/>public String getAlamat() {</text:span></text:p>
      <text:p text:style-name="P7"><text:span text:style-name="T8"><text:s text:c="8"/><text:tab/><text:tab/>return alamat;</text:span></text:p>
      <text:p text:style-name="P7"><text:span text:style-name="T8"><text:s text:c="4"/><text:tab/><text:tab/>}</text:span></text:p>
      <text:p text:style-name="P7"><text:span text:style-name="T8"></text:span></text:p>
      <text:p text:style-name="P7"><text:span text:style-name="T8"><text:s text:c="4"/><text:tab/><text:tab/>public void setAlamat(String alamat) {</text:span></text:p>
      <text:p text:style-name="P7"><text:span text:style-name="T8"><text:s text:c="8"/><text:tab/><text:tab/>this.alamat = alamat;</text:span></text:p>
      <text:p text:style-name="P7"><text:span text:style-name="T8"><text:s text:c="4"/><text:tab/><text:tab/>}</text:span></text:p>
      <text:p text:style-name="P7"><text:span text:style-name="T8"></text:span></text:p>
      <text:p text:style-name="P7"><text:span text:style-name="T8"><text:s text:c="4"/><text:tab/><text:tab/>public String getNama() {</text:span></text:p>
      <text:p text:style-name="P7"><text:span text:style-name="T8"><text:s text:c="8"/><text:tab/><text:tab/>return nama;</text:span></text:p>
      <text:p text:style-name="P7"><text:span text:style-name="T8"><text:s text:c="4"/><text:tab/><text:tab/>}</text:span></text:p>
      <text:p text:style-name="P7"><text:span text:style-name="T8"></text:span></text:p>
      <text:p text:style-name="P7"><text:span text:style-name="T8"><text:s text:c="4"/><text:tab/><text:tab/>public void setNama(String nama) {</text:span></text:p>
      <text:p text:style-name="P7"><text:span text:style-name="T8"><text:s text:c="8"/><text:tab/><text:tab/>this.nama = nama;</text:span></text:p>
      <text:p text:style-name="P7"><text:span text:style-name="T8"><text:s text:c="4"/><text:tab/><text:tab/>}</text:span></text:p>
      <text:p text:style-name="P7"><text:span text:style-name="T8"></text:span></text:p>
      <text:p text:style-name="P7"><text:span text:style-name="T8"><text:s text:c="4"/><text:tab/><text:tab/>public String getNoHp() {</text:span></text:p>
      <text:p text:style-name="P7"><text:span text:style-name="T8"><text:s text:c="8"/><text:tab/><text:tab/>return noHp;</text:span></text:p>
      <text:p text:style-name="P7"><text:span text:style-name="T8"><text:s text:c="4"/><text:tab/><text:tab/>}</text:span></text:p>
      <text:p text:style-name="P7"><text:span text:style-name="T8"></text:span></text:p>
      <text:p text:style-name="P7"><text:span text:style-name="T8"><text:s text:c="4"/><text:tab/><text:tab/>public void setNoHp(String noHp) {</text:span></text:p>
      <text:p text:style-name="P7"><text:span text:style-name="T8"><text:s text:c="7"/><text:tab/> <text:tab/>this.noHp = noHp;</text:span></text:p>
      <text:p text:style-name="P7"><text:span text:style-name="T8"><text:s text:c="4"/><text:tab/><text:tab/>}</text:span></text:p>
      <text:p text:style-name="P7"><text:span text:style-name="T8"></text:span></text:p>
      <text:p text:style-name="P7"><text:soft-page-break/><text:span text:style-name="T8"><text:s text:c="4"/><text:tab/><text:tab/>public Date getTglLahir() {</text:span></text:p>
      <text:p text:style-name="P7"><text:span text:style-name="T8"><text:s text:c="8"/><text:tab/><text:tab/>return tglLahir;</text:span></text:p>
      <text:p text:style-name="P7"><text:span text:style-name="T8"><text:s text:c="4"/><text:tab/><text:tab/>}</text:span></text:p>
      <text:p text:style-name="P7"><text:span text:style-name="T8"></text:span></text:p>
      <text:p text:style-name="P7"><text:span text:style-name="T8"><text:s text:c="4"/><text:tab/><text:tab/>public void setTglLahir(Date tglLahir) {</text:span></text:p>
      <text:p text:style-name="P7"><text:span text:style-name="T8"><text:s text:c="8"/><text:tab/><text:tab/>this.tglLahir = tglLahir;</text:span></text:p>
      <text:p text:style-name="P7"><text:span text:style-name="T8"><text:s text:c="4"/><text:tab/><text:tab/>}</text:span></text:p>
      <text:p text:style-name="P7"><text:span text:style-name="T8"><text:s text:c="4"/></text:span></text:p>
      <text:p text:style-name="P7"><text:span text:style-name="T8"><text:tab/>}<text:line-break/><text:line-break/></text:span><text:tab/>5. Buatlah file Student.java didalam folder model.<text:span text:style-name="T8"><text:line-break/></text:span><text:tab/>6. Edit file Student.java dengan sintaks seperti di bawah ini :</text:p>
      <text:p text:style-name="P7"/>
      <text:p text:style-name="P7"><text:tab/><text:span text:style-name="T8">package model;</text:span></text:p>
      <text:p text:style-name="P7"><text:span text:style-name="T8"></text:span></text:p>
      <text:p text:style-name="P7"><text:span text:style-name="T8"><text:tab/>public class Student extends Person{</text:span></text:p>
      <text:p text:style-name="P7"><text:span text:style-name="T8"><text:s text:c="4"/><text:tab/><text:tab/>private String nim;</text:span></text:p>
      <text:p text:style-name="P7"><text:span text:style-name="T8"></text:span></text:p>
      <text:p text:style-name="P7"><text:span text:style-name="T8"><text:s text:c="4"/><text:tab/><text:tab/>public String getNim() {</text:span></text:p>
      <text:p text:style-name="P7"><text:span text:style-name="T8"><text:s text:c="8"/><text:tab/><text:tab/>return nim;</text:span></text:p>
      <text:p text:style-name="P7"><text:span text:style-name="T8"><text:s text:c="4"/><text:tab/><text:tab/>}</text:span></text:p>
      <text:p text:style-name="P7"><text:span text:style-name="T8"></text:span></text:p>
      <text:p text:style-name="P7"><text:span text:style-name="T8"><text:s text:c="4"/><text:tab/><text:tab/>public void setNim(String nim) {</text:span></text:p>
      <text:p text:style-name="P7"><text:span text:style-name="T8"><text:s text:c="8"/><text:tab/><text:tab/>this.nim = nim;</text:span></text:p>
      <text:p text:style-name="P7"><text:span text:style-name="T8"><text:s text:c="4"/><text:tab/><text:tab/>}</text:span></text:p>
      <text:p text:style-name="P7"><text:span text:style-name="T8"><text:s text:c="4"/></text:span></text:p>
      <text:p text:style-name="P7"><text:span text:style-name="T8"><text:tab/>}</text:span></text:p>
      <text:p text:style-name="P7"/>
      <text:p text:style-name="P7"><text:span text:style-name="T10"><text:tab/>7. Buatlah file Employee.java didalam folder model.<text:line-break/><text:tab/>8. Edit file Employee.java dengan sintaks seperti di bawah ini :<text:line-break/><text:line-break/><text:tab/></text:span><text:span text:style-name="T9">package model;</text:span></text:p>
      <text:p text:style-name="P7"><text:span text:style-name="T9"></text:span></text:p>
      <text:p text:style-name="P7"><text:span text:style-name="T9"><text:tab/>public class Employee extends Person{</text:span></text:p>
      <text:p text:style-name="P7"><text:span text:style-name="T9"><text:s text:c="4"/><text:tab/><text:tab/>private String nip;</text:span></text:p>
      <text:p text:style-name="P7"><text:span text:style-name="T9"></text:span></text:p>
      <text:p text:style-name="P7"><text:span text:style-name="T9"><text:s text:c="4"/><text:tab/><text:tab/>public String getNip() {</text:span></text:p>
      <text:p text:style-name="P7"><text:span text:style-name="T9"><text:s text:c="8"/><text:tab/><text:tab/>return nip;</text:span></text:p>
      <text:p text:style-name="P7"><text:span text:style-name="T9"><text:s text:c="4"/><text:tab/><text:tab/>}</text:span></text:p>
      <text:p text:style-name="P7"><text:span text:style-name="T9"></text:span></text:p>
      <text:p text:style-name="P7"><text:span text:style-name="T9"><text:s text:c="4"/><text:tab/><text:tab/>public void setNip(String nip) {</text:span></text:p>
      <text:p text:style-name="P7"><text:span text:style-name="T9"><text:s text:c="8"/><text:tab/><text:tab/>this.nip = nip;</text:span></text:p>
      <text:p text:style-name="P7"><text:span text:style-name="T9"><text:s text:c="4"/><text:tab/><text:tab/>}</text:span></text:p>
      <text:p text:style-name="P7"><text:span text:style-name="T9"><text:s text:c="4"/></text:span></text:p>
      <text:p text:style-name="P7"><text:span text:style-name="T9"><text:tab/>}<text:line-break/></text:span></text:p>
      <text:p text:style-name="P7"><text:span text:style-name="T9"><text:tab/></text:span><text:span text:style-name="T12">9. Bua</text:span><text:span text:style-name="T10">tlah file InheritanceMain.java didalam folder main.<text:line-break/> <text:s text:c="6"/>10. Edit file InheritanceMain.java dengan sintaks seperti di bawah ini :<text:line-break/><text:line-break/></text:span><text:soft-page-break/><text:span text:style-name="T10"><text:tab/></text:span><text:span text:style-name="T9">package main;</text:span></text:p>
      <text:p text:style-name="P8"><text:span text:style-name="T10"></text:span></text:p>
      <text:p text:style-name="P8"><text:span text:style-name="T10"><text:tab/>import java.text.ParseException;</text:span></text:p>
      <text:p text:style-name="P8"><text:span text:style-name="T10"><text:tab/>import java.text.SimpleDateFormat;</text:span></text:p>
      <text:p text:style-name="P8"><text:span text:style-name="T10"><text:tab/>import model.Employee;</text:span></text:p>
      <text:p text:style-name="P8"><text:span text:style-name="T10"><text:tab/>import model.Student;</text:span></text:p>
      <text:p text:style-name="P8"><text:span text:style-name="T10"></text:span></text:p>
      <text:p text:style-name="P8"><text:span text:style-name="T10"><text:tab/>public class InheritanceMain {</text:span></text:p>
      <text:p text:style-name="P8"><text:span text:style-name="T10"></text:span></text:p>
      <text:p text:style-name="P8"><text:span text:style-name="T10"><text:s text:c="4"/><text:tab/><text:tab/>public static void main(String[] args) throws <text:line-break/><text:tab/><text:tab/>ParseException {</text:span></text:p>
      <text:p text:style-name="P8"><text:span text:style-name="T10"><text:s text:c="8"/><text:tab/><text:tab/>Student s = new Student();</text:span></text:p>
      <text:p text:style-name="P8"><text:span text:style-name="T10"><text:s text:c="8"/><text:tab/><text:tab/>s.setNim("12101011");</text:span></text:p>
      <text:p text:style-name="P8"><text:span text:style-name="T10"><text:s text:c="8"/><text:tab/><text:tab/>s.setNama("Dadang Iswanto");</text:span></text:p>
      <text:p text:style-name="P8"><text:span text:style-name="T10"><text:s text:c="8"/><text:tab/><text:tab/>s.setAlamat("Jl. Taman Bunga No. 2");</text:span></text:p>
      <text:p text:style-name="P8"><text:span text:style-name="T10"><text:s text:c="8"/><text:tab/><text:tab/>s.setTglLahir(new SimpleDateFormat("dd-MM-yyyy").parse<text:line-break/><text:tab/><text:tab/><text:tab/>("20-06-1990"));</text:span></text:p>
      <text:p text:style-name="P8"><text:span text:style-name="T10"><text:s text:c="8"/><text:tab/><text:tab/>s.setNoHp("081122334455");</text:span></text:p>
      <text:p text:style-name="P8"><text:span text:style-name="T10"><text:s text:c="8"/></text:span></text:p>
      <text:p text:style-name="P8"><text:span text:style-name="T10"><text:s text:c="8"/><text:tab/><text:tab/>Employee e = new Employee();</text:span></text:p>
      <text:p text:style-name="P8"><text:span text:style-name="T10"><text:s text:c="8"/><text:tab/><text:tab/>e.setNip("21100989");</text:span></text:p>
      <text:p text:style-name="P8"><text:span text:style-name="T10"><text:s text:c="8"/><text:tab/><text:tab/>e.setNama("Adi Sulistiono");</text:span></text:p>
      <text:p text:style-name="P8"><text:span text:style-name="T10"><text:s text:c="8"/><text:tab/><text:tab/>e.setAlamat("Jl. Asem Jajar No. 6");</text:span></text:p>
      <text:p text:style-name="P8"><text:span text:style-name="T10"><text:s text:c="8"/><text:tab/><text:tab/>e.setTglLahir(new SimpleDateFormat("dd-MM-yyyy").parse</text:span></text:p>
      <text:p text:style-name="P8"><text:span text:style-name="T10"><text:tab/><text:tab/><text:tab/>("13-06-1986"));</text:span></text:p>
      <text:p text:style-name="P8"><text:span text:style-name="T10"><text:s text:c="8"/><text:tab/><text:tab/>e.setNoHp("085210831766");<text:line-break/><text:line-break/><text:tab/><text:tab/><text:tab/>showData(s);<text:line-break/><text:tab/><text:tab/><text:tab/>System.out.println("\n==========================\n");</text:span></text:p>
      <text:p text:style-name="P8"><text:span text:style-name="T10"><text:s text:c="8"/><text:tab/><text:tab/>showData(e);</text:span></text:p>
      <text:p text:style-name="P8"><text:span text:style-name="T10"><text:s text:c="3"/><text:tab/> <text:tab/>}</text:span></text:p>
      <text:p text:style-name="P8"><text:span text:style-name="T10"><text:s text:c="4"/></text:span></text:p>
      <text:p text:style-name="P8"><text:span text:style-name="T10"><text:s text:c="4"/><text:tab/><text:tab/>static void showData(Student s){</text:span></text:p>
      <text:p text:style-name="P8"><text:span text:style-name="T10"><text:s text:c="8"/><text:tab/><text:tab/>System.out.println("Class Student");</text:span></text:p>
      <text:p text:style-name="P8"><text:span text:style-name="T10"><text:s text:c="8"/><text:tab/><text:tab/>System.out.println("NIM : " + s.getNim());</text:span></text:p>
      <text:p text:style-name="P8"><text:span text:style-name="T10"><text:s text:c="8"/><text:tab/><text:tab/>System.out.println("Nama : " + s.getNama());</text:span></text:p>
      <text:p text:style-name="P8"><text:span text:style-name="T10"><text:s text:c="8"/><text:tab/><text:tab/>System.out.println("Alamat : " + s.getAlamat());</text:span></text:p>
      <text:p text:style-name="P8"><text:span text:style-name="T10"><text:s text:c="8"/><text:tab/><text:tab/>System.out.println("Tgl Lahir : " + new <text:line-break/><text:tab/><text:tab/><text:tab/>SimpleDateFormat("dd MMMMM yyyy").format</text:span></text:p>
      <text:p text:style-name="P8"><text:span text:style-name="T10"><text:tab/><text:tab/><text:tab/>(s.getTglLahir()));</text:span></text:p>
      <text:p text:style-name="P8"><text:span text:style-name="T10"><text:s text:c="8"/><text:tab/><text:tab/>System.out.println("No HP : " + s.getNoHp());</text:span></text:p>
      <text:p text:style-name="P8"><text:span text:style-name="T10"><text:s text:c="4"/><text:tab/><text:tab/>}</text:span></text:p>
      <text:p text:style-name="P8"><text:span text:style-name="T10"><text:s text:c="4"/></text:span></text:p>
      <text:p text:style-name="P8"><text:span text:style-name="T10"><text:s text:c="3"/><text:tab/><text:tab/>static void showData(Employee e){</text:span></text:p>
      <text:p text:style-name="P8"><text:span text:style-name="T10"><text:s text:c="8"/><text:tab/><text:tab/>System.out.println("Class Employee");</text:span></text:p>
      <text:p text:style-name="P8"><text:span text:style-name="T10"><text:s text:c="8"/><text:tab/><text:tab/>System.out.println("NIP : " + e.getNip());</text:span></text:p>
      <text:p text:style-name="P8"><text:span text:style-name="T10"><text:s text:c="8"/><text:tab/><text:tab/>System.out.println("Nama : " + e.getNama());</text:span></text:p>
      <text:p text:style-name="P8"><text:span text:style-name="T10"><text:s text:c="8"/><text:tab/><text:tab/>System.out.println("Alamat : " + e.getAlamat());</text:span></text:p>
      <text:p text:style-name="P8"><text:span text:style-name="T10"><text:s text:c="8"/><text:tab/><text:tab/>System.out.println("Tgl Lahir : " + new <text:line-break/><text:tab/><text:tab/><text:tab/>SimpleDateFormat("dd MMMMM yyyy").format</text:span></text:p>
      <text:p text:style-name="P8"><text:soft-page-break/><text:span text:style-name="T10"><text:tab/><text:tab/><text:tab/>(e.getTglLahir()));</text:span></text:p>
      <text:p text:style-name="P8"><text:span text:style-name="T10"><text:s text:c="8"/><text:tab/><text:tab/>System.out.println("No HP : " + e.getNoHp());</text:span></text:p>
      <text:p text:style-name="P8"><text:span text:style-name="T10"><text:s text:c="4"/><text:tab/><text:tab/>}</text:span></text:p>
      <text:p text:style-name="P7"><text:span text:style-name="T9"><text:tab/>}<text:tab/></text:span><text:span text:style-name="T10"><text:line-break/></text:span><text:span text:style-name="T9"><text:line-break/><text:tab/></text:span><text:span text:style-name="T12">11. Buka Co</text:span><text:span text:style-name="T10">mandPrompt, masuk terlebih dahulu ke directory soal1 <text:line-break/><text:tab/> <text:s text:c="5"/>menggunakan perintah </text:span><text:span text:style-name="T9">cd</text:span><text:span text:style-name="T10">.<text:line-break/></text:span><text:span text:style-name="T9"><text:line-break/><text:tab/></text:span><text:span text:style-name="T10">12. Compile file InheritanceMain.java dari dari directory soal1 menggunakan<text:line-break/><text:tab/> <text:s text:c="5"/>perintah seperti di bawah ini :<text:line-break/><text:line-break/><text:tab/><text:tab/></text:span><text:span text:style-name="T9">$ javac -cp ./;. main/InheritanceMain.java </text:span><text:span text:style-name="T10"><text:line-break/><text:tab/><text:line-break/><text:tab/>13. Setelah compilasi berhasil, running file InheritanceMain.java <text:line-break/><text:tab/> <text:s text:c="5"/>menggunakan perintah seperti di bawah ini :<text:line-break/><text:line-break/><text:tab/><text:tab/></text:span><text:span text:style-name="T9">$ java -cp ./;. main/InheritanceMain <text:line-break/><text:line-break/><text:tab/></text:span><text:span text:style-name="T10">14. Setelah running berhasil, selanjutnya lihatlah hasil running dan akan <text:line-break/><text:tab/> <text:s text:c="5"/>menampilkan hasil seperti di bawah ini :<text:line-break/><text:line-break/><text:tab/><text:tab/></text:span><text:span text:style-name="T9">Class Student</text:span></text:p>
      <text:p text:style-name="P7"><text:span text:style-name="T9"><text:tab/><text:tab/>NIM : 12101011</text:span></text:p>
      <text:p text:style-name="P7"><text:span text:style-name="T9"><text:tab/><text:tab/>Nama : Dadang Iswanto</text:span></text:p>
      <text:p text:style-name="P7"><text:span text:style-name="T9"><text:tab/><text:tab/>Alamat : Jl. Taman Bunga No. 2</text:span></text:p>
      <text:p text:style-name="P7"><text:span text:style-name="T9"><text:tab/><text:tab/>Tgl Lahir : 20 June 1990</text:span></text:p>
      <text:p text:style-name="P7"><text:span text:style-name="T9"><text:tab/><text:tab/>No HP : 081122334455</text:span></text:p>
      <text:p text:style-name="P7"><text:span text:style-name="T9"></text:span></text:p>
      <text:p text:style-name="P7"><text:span text:style-name="T9"><text:tab/><text:tab/>==========================</text:span></text:p>
      <text:p text:style-name="P7"><text:span text:style-name="T9"></text:span></text:p>
      <text:p text:style-name="P7"><text:span text:style-name="T9"><text:tab/><text:tab/>Class Employee</text:span></text:p>
      <text:p text:style-name="P7"><text:span text:style-name="T9"><text:tab/><text:tab/>NIP : 21100989</text:span></text:p>
      <text:p text:style-name="P7"><text:span text:style-name="T9"><text:tab/><text:tab/>Nama : Adi Sulistiono</text:span></text:p>
      <text:p text:style-name="P7"><text:span text:style-name="T9"><text:tab/><text:tab/>Alamat : Jl. Asem Jajar No. 6</text:span></text:p>
      <text:p text:style-name="P7"><text:span text:style-name="T9"><text:tab/><text:tab/>Tgl Lahir : 13 June 1986</text:span></text:p>
      <text:p text:style-name="P7"><text:span text:style-name="T9"><text:tab/><text:tab/>No HP : 085210831766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1-06T21:09:11</meta:creation-date>
    <meta:document-statistic meta:table-count="0" meta:image-count="0" meta:object-count="0" meta:page-count="4" meta:paragraph-count="139" meta:word-count="500" meta:character-count="4581"/>
    <dc:date>2011-11-06T21:31:37</dc:date>
    <dc:creator>izwan </dc:creator>
    <meta:editing-duration>PT00H04M45S</meta:editing-duration>
    <meta:editing-cycles>1</meta:editing-cycles>
    <meta:generator>OpenOffice.org/3.2$Linux OpenOffice.org_project/320m12$Build-9483</meta:generator>
  </office:meta>
</office:document-meta>
</file>